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78.69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/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1" table:number-columns-repeated="1015" table:default-cell-style-name="ce1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table:number-columns-repeated="4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6">00/00/0000</text:date>, <text:time style:data-style-name="N2" text:time-value="11:39:56.46460784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8-08-16T13:31:55.795158191</dc:date>
    <meta:editing-duration>P11DT6H2M58S</meta:editing-duration>
    <meta:editing-cycles>154</meta:editing-cycles>
    <meta:generator>LibreOffice/5.1.6.2$Linux_X86_64 LibreOffice_project/10m0$Build-2</meta:generator>
    <meta:document-statistic meta:table-count="6" meta:cell-count="56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